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AD000028D45D68E6D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3" style:family="table-row">
      <style:table-row-properties style:min-row-height="2.103cm" style:keep-together="true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3" style:family="paragraph" style:parent-style-name="Standard">
      <style:paragraph-properties fo:margin-left="0cm" fo:margin-right="9.617cm" fo:text-indent="0cm" style:auto-text-indent="false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8" style:family="paragraph" style:parent-style-name="Heading_20_1"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Manter Procedimentos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4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n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8">Manter Procedimentos</text:p>
      <text:p text:style-name="P31"/>
      <text:list xml:id="list36141383" text:style-name="WW8Num1">
        <text:list-item>
          <text:h text:style-name="P49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Manter Procedimentos </text:span><text:span text:style-name="T13">que surgiu pela necessidde de gerenciar os procedimentos que podem ser associados a algum dente de um determinado odontograma de um determinado paciente </text:span><text:span text:style-name="T13">.</text:span></text:p>
      <text:p text:style-name="RUP_20_Corpo_20_1"/>
      <text:list xml:id="list36150381" text:continue-numbering="true" text:style-name="WW8Num1">
        <text:list-item>
          <text:h text:style-name="P50" text:outline-level="1">Requisitos de Banco de Dados</text:h>
        </text:list-item>
      </text:list>
      <text:p text:style-name="P44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3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0">Para associar um procedimento a um dente de um odontograma (de paciente) , na tabela procedimento_dentes deverá haver uma coluna que contém o id do odontograma que representa o odontograma,uma coluna que contém o id do procedimento e uma coluna que identifica a associação. Além dos dados específicos como valor, data e obs.</text:p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0">O relacionamento de procedimentos com dentes de um odontograma é de muitos para muitos , logo a tabela 'procedimentos_dente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41">3</text:p>
          </table:table-cell>
          <table:table-cell table:style-name="Tabela2.B4" office:value-type="string">
            <text:p text:style-name="P40">O valor que aparece na tabela procedimentos_dentes a principio deverá ser copiado pela aplicação do campo valor da tabela procedimentos. Isso é necessário para que uma alteração no valor do procedimento não corrompa o valor de procedimentos foram previamente computados.</text:p>
          </table:table-cell>
        </table:table-row>
        <table:table-row table:style-name="Tabela2.2">
          <table:table-cell table:style-name="Tabela2.A4" office:value-type="string">
            <text:p text:style-name="P41">4</text:p>
          </table:table-cell>
          <table:table-cell table:style-name="Tabela2.B4" office:value-type="string">
            <text:p text:style-name="P40">A coluna status da tabela de procedimento_dentes pode assumir 4 valores numéricos dos quais cada um representa um tipo de status para a associação de procedimento e dente , que são:</text:p>
            <text:p text:style-name="P40">0 – Não realizado</text:p>
            <text:p text:style-name="P40">1 – Realizado</text:p>
            <text:p text:style-name="P40">2 – Planejado</text:p>
            <text:p text:style-name="P40">3 - Pago</text:p>
            <text:p text:style-name="P40">Esta flag deverá ser setada e controlada pela aplicação , a fim de indicar o status da associação.</text:p>
          </table:table-cell>
        </table:table-row>
      </table:table>
      <text:p text:style-name="P37"><draw:frame draw:style-name="fr1" draw:name="figura1" text:anchor-type="paragraph" svg:x="5.44cm" svg:y="0.568cm" svg:width="5.293cm" svg:height="10.453cm" draw:z-index="0"><draw:image xlink:href="Pictures/20000007000014AD000028D45D68E6D3.svm" xlink:type="simple" xlink:show="embed" xlink:actuate="onLoad"/></draw:frame></text:p>
      <text:h text:style-name="P48" text:outline-level="1"><text:soft-page-break/></text:h>
      <text:list xml:id="list36158085" text:continue-numbering="true" text:style-name="WW8Num1">
        <text:list-item>
          <text:h text:style-name="P49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Código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id_procedimen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8">procedimentos</text:p>
          </table:table-cell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5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Nome do procedimento</text:p>
          </table:table-cell>
        </table:table-row>
        <table:table-row table:style-name="Tabela3.2">
          <table:table-cell table:style-name="Tabela3.A3" office:value-type="string">
            <text:p text:style-name="P28">Descrição</text:p>
          </table:table-cell>
          <table:table-cell table:style-name="Tabela3.A3" office:value-type="string">
            <text:p text:style-name="P28">procedimentos</text:p>
          </table:table-cell>
          <table:table-cell table:style-name="Tabela3.A3" office:value-type="string">
            <text:p text:style-name="P28">descri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3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escrição do procedimento</text:p>
          </table:table-cell>
        </table:table-row>
        <table:table-row table:style-name="Tabela3.2">
          <table:table-cell table:style-name="Tabela3.A3" office:value-type="string">
            <text:p text:style-name="P28">Valor</text:p>
          </table:table-cell>
          <table:table-cell table:style-name="Tabela3.A3" office:value-type="string">
            <text:p text:style-name="P28">procedimentos</text:p>
          </table:table-cell>
          <table:table-cell table:style-name="Tabela3.A3" office:value-type="string">
            <text:p text:style-name="P28">valor</text:p>
          </table:table-cell>
          <table:table-cell table:style-name="Tabela3.A3" office:value-type="string">
            <text:p text:style-name="P29">FLOAT</text:p>
          </table:table-cell>
          <table:table-cell table:style-name="Tabela3.A3" office:value-type="string">
            <text:p text:style-name="P29"><text:s/>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Valor do procedimen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fk_procedimento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o procedimento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fk_odontograma_dente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o dente do odontograma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id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Chave primária do relacionamen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valor</text:p>
          </table:table-cell>
          <table:table-cell table:style-name="Tabela3.A3" office:value-type="string">
            <text:p text:style-name="P29">FLOAT</text:p>
          </table:table-cell>
          <table:table-cell table:style-name="Tabela3.A3" office:value-type="string">
            <text:p text:style-name="P29"/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Valor copiado do procedimen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data_procedimento</text:p>
          </table:table-cell>
          <table:table-cell table:style-name="Tabela3.A3" office:value-type="string">
            <text:p text:style-name="P29">DATE_TIME</text:p>
          </table:table-cell>
          <table:table-cell table:style-name="Tabela3.A3" office:value-type="string">
            <text:p text:style-name="P29"/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ata da associação do procediment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status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2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lag status da associaçã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observa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3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Observação sobre a associação</text:p>
          </table:table-cell>
        </table:table-row>
      </table:table>
      <text:list xml:id="list36157713" text:continue-numbering="true" text:style-name="WW8Num1">
        <text:list-header>
          <text:h text:style-name="P50" text:outline-level="1"/>
        </text:list-header>
        <text:list-item>
          <text:h text:style-name="P49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2">Gerente de Projeto e Desenvolvedor</text:p>
          </table:table-cell>
        </table:table-row>
      </table:table>
      <text:p text:style-name="Standard"/>
      <text:p text:style-name="Standard"/>
      <text:p text:style-name="P4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2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rocedimentos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4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12-06T16:04:05.93</dc:date>
    <meta:editing-cycles>55</meta:editing-cycles>
    <meta:editing-duration>PT04H13M33S</meta:editing-duration>
    <dc:creator>Vinicius Gardenio Guimaraes Rodrigues</dc:creator>
    <meta:document-statistic meta:table-count="7" meta:image-count="1" meta:object-count="0" meta:page-count="7" meta:paragraph-count="141" meta:word-count="516" meta:character-count="3285"/>
    <meta:user-defined meta:name="Info 1"/>
    <meta:user-defined meta:name="Info 2"/>
    <meta:user-defined meta:name="Info 3"/>
    <meta:user-defined meta:name="Info 4"/>
  </office:meta>
</office:document-meta>
</file>